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officeooo:paragraph-rsid="0018e312"/>
    </style:style>
    <style:style style:name="P2" style:family="paragraph" style:parent-style-name="Standard">
      <style:paragraph-properties fo:margin-top="0cm" fo:margin-bottom="0cm" loext:contextual-spacing="false"/>
      <style:text-properties officeooo:rsid="0018e312" officeooo:paragraph-rsid="0018e312"/>
    </style:style>
    <style:style style:name="P3" style:family="paragraph" style:parent-style-name="Standard" style:list-style-name="L1">
      <style:paragraph-properties fo:margin-top="0cm" fo:margin-bottom="0cm" loext:contextual-spacing="false"/>
      <style:text-properties officeooo:rsid="0018e312" officeooo:paragraph-rsid="0018e312"/>
    </style:style>
    <style:style style:name="P4" style:family="paragraph" style:parent-style-name="Standard">
      <style:paragraph-properties fo:margin-top="0cm" fo:margin-bottom="0cm" loext:contextual-spacing="false"/>
      <style:text-properties officeooo:rsid="0018e312" officeooo:paragraph-rsid="0018e312"/>
    </style:style>
    <style:style style:name="P5" style:family="paragraph" style:parent-style-name="Standard" style:list-style-name="L1">
      <style:paragraph-properties fo:margin-top="0cm" fo:margin-bottom="0cm" loext:contextual-spacing="false"/>
      <style:text-properties officeooo:paragraph-rsid="0018e312"/>
    </style:style>
    <style:style style:name="T1" style:family="text">
      <style:text-properties officeooo:rsid="0018e312"/>
    </style:style>
    <style:style style:name="T2" style:family="text">
      <style:text-properties officeooo:rsid="001924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stas relevantes da estrutura de diretório.</text:p>
      <text:p text:style-name="P2"/>
      <text:p text:style-name="P2">A estrutura de diretórios foi pensada essencialmente para separar os arquivos de dados tanto geradores quanto finais, dos locais de código e da pasta de relatórios, que depois de populada é portátil, ou seja, dentro dela ela leva os arquivos de apresentação (HTML5, CSS) e de dados já processados (JS). </text:p>
      <text:p text:style-name="P1"/>
      <text:p text:style-name="P2">Descrição das estruturas principais:</text:p>
      <text:p text:style-name="P2"/>
      <text:list xml:id="list550153969200889237" text:style-name="L1">
        <text:list-item>
          <text:p text:style-name="P3">/data</text:p>
          <text:list>
            <text:list-item>
              <text:p text:style-name="P3">leak - arquivos de assunto e corpo de e-mail divididos por mês de vazamento</text:p>
            </text:list-item>
            <text:list-item>
              <text:p text:style-name="P3">sent - arquivos de assunto e corpo de e-mail divididos por mês de envio</text:p>
            </text:list-item>
            <text:list-item>
              <text:p text:style-name="P3">sources</text:p>
              <text:list>
                <text:list-item>
                  <text:p text:style-name="P3">cmcc - arquivos de e-mail utilizados no laboratório de dados da semana do cmcc da UFABC. Estes arquivos não puderam ser usados pelo formato.</text:p>
                </text:list-item>
                <text:list-item>
                  <text:p text:style-name="P3">kaggle - arquivos de dados recuperados do site Kaggle, o banco de dados sqlite desse conjunto foi utilizado como fonte primária do projeto</text:p>
                </text:list-item>
              </text:list>
            </text:list-item>
            <text:list-item>
              <text:p text:style-name="P3">test - pasta temporária para despejo de arquivos e testes de codepage</text:p>
            </text:list-item>
          </text:list>
        </text:list-item>
        <text:list-item>
          <text:p text:style-name="P5">/<text:span text:style-name="T1">docs - docmentação</text:span></text:p>
        </text:list-item>
        <text:list-item>
          <text:p text:style-name="P3">/lib - pasta com uma biblioteca “utils.scm”, usada como ponto central de funções utilitárias</text:p>
        </text:list-item>
        <text:list-item>
          <text:p text:style-name="P3">/modules</text:p>
          <text:list>
            <text:list-item>
              <text:p text:style-name="P3">io</text:p>
              <text:list>
                <text:list-item>
                  <text:p text:style-name="P3">funções de entrada / saída que aceitam uma porta como parâmetro</text:p>
                </text:list-item>
              </text:list>
            </text:list-item>
            <text:list-item>
              <text:p text:style-name="P3">workers</text:p>
              <text:list>
                <text:list-item>
                  <text:p text:style-name="P3">funções de processamento de dados</text:p>
                </text:list-item>
              </text:list>
            </text:list-item>
            <text:list-item>
              <text:p text:style-name="P3">webcrawlers</text:p>
              <text:list>
                <text:list-item>
                  <text:p text:style-name="P3">funções de extração de texto de páginas da web (em pyhton)</text:p>
                </text:list-item>
              </text:list>
            </text:list-item>
            <text:list-item>
              <text:p text:style-name="P3">tagcloud.scm – função de despejo de dados das tag clouds</text:p>
            </text:list-item>
            <text:list-item>
              <text:p text:style-name="P3">linear.scm – função de despejo de dados dos gráficos lineares</text:p>
            </text:list-item>
          </text:list>
        </text:list-item>
        <text:list-item>
          <text:p text:style-name="P3">/report - pasta portátil de saída de dados</text:p>
          <text:list>
            <text:list-item>
              <text:p text:style-name="P3">/<text:span text:style-name="T2">data - saida de dados processados em formato JS</text:span></text:p>
            </text:list-item>
            <text:list-item>
              <text:p text:style-name="P3">/<text:span text:style-name="T2">index.html – ponto de entrada do site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8:34:57.266000000</meta:creation-date>
    <dc:date>2016-08-23T18:54:23.073000000</dc:date>
    <meta:editing-duration>PT19M3S</meta:editing-duration>
    <meta:editing-cycles>2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24" meta:word-count="259" meta:character-count="1447" meta:non-whitespace-character-count="1229"/>
  </office:meta>
</office:document-meta>
</file>